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4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Sarah Israel</text:p>
      <text:p text:style-name="P2">Additional Places mentioned: </text:p>
      <text:p text:style-name="P2">Additional Dates mentioned: March 17, 1837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7"/>
      <text:p text:style-name="P6">The day and the time bid me be brief. <text:s/>Could I detain/ you more than a few moments, I would relate at some/ length a history which this coffin recalls to memory./ <text:s/>For the thought that she who is enshrouded herein/ had once been the occupant of a house in the rear of/ a synagogue in Cherry st, awakens within me old/ reminiscences. <text:s/>Do we not all delight mentally to/ travel back on the ways we trod in the remote past?/ <text:s/>As I stand over the remains of this Jewess, I fancy/ that it was but yesterday when on the 17th of March/ 1837, I first met my venerable sister in faith./ <text:s/>I was hungry and she gave me to eat; I was/ a stranger painfully timid, and she made me/ welcome. <text:s/>The first house in which I broke/ bread in Philadelphia was that of which <text:span text:style-name="T2">she</text:span><text:span text:style-name="T3"> Sarah/ </text:span><text:span text:style-name="T2">was</text:span><text:span text:style-name="T3"> Israel was the mistress. <text:s/>The first place in which I made/ my devotions in Philadelphia was a room in the/ same house. <text:s/>For there I </text:span><text:span text:style-name="T2">read</text:span><text:span text:style-name="T3"> privately recited the afternoon service/ of the fast, before entering the Synagogue on the/ eve of Purim to hear the book of Esther read/</text:span></text:p>
      <text:p text:style-name="P6"><text:span text:style-name="T3"/></text:p>
      <text:p text:style-name="P6"><text:span text:style-name="T3">[Page 2]</text:span></text:p>
      <text:p text:style-name="P6"><text:span text:style-name="T3">by an aspirant to the office, which I/ have held since the following April of that year. <text:s/>I can/ never forget that meeting </text:span><text:span text:style-name="T2">[?]</text:span><text:span text:style-name="T3">, nor others of frequent/ occurrence. <text:s/>For during the eleven months that/ her plain spoken but thoroughly honest husband/ lived, after my arrival, to keep the position/ of sexton, I often entered her dwelling. <text:s/>Upon/ each Friday morning, when I habitually visited/ her after having rehearsed, in the adjoining Syna-/-gogue, the portion of the Law for the coming/ Sabbath, she </text:span><text:soft-page-break/><text:span text:style-name="T3">invariably showed me tokens of/ friendly hospitality. <text:s/>Indeed among the praise-/-worthy </text:span><text:span text:style-name="T2">trials</text:span><text:span text:style-name="T3"> traits of her character, that parti-/-cularly shone with conspicuity; and I desire/ to lay this wealth which memory has woven/ over this coffin. <text:s/>May it be acceptable/ to her who is now imparadised among the Sages/ of our people, that declared the exercise of the/ virtue of hospitality, one that is rewarded/ here and hereafter./</text:span></text:p>
      <text:p text:style-name="P6"><text:span text:style-name="T3">I am not given to superstition, and I think it/ a sin against the Law of Moses which warns/</text:span></text:p>
      <text:p text:style-name="P6"><text:span text:style-name="T3"/></text:p>
      <text:p text:style-name="P6"><text:span text:style-name="T3">[Page 3]</text:span></text:p>
      <text:p text:style-name="P6"><text:span text:style-name="T3">us not to be observers of times, to look upon/ the day of burial as inauspicious or propitious,/ but I cannot hold back an </text:span><text:span text:style-name="T2">feeling</text:span><text:span text:style-name="T3"> idea which tells/ me that if Sarah Israel had been asked to choose/ the time for her interment, she would have selected/ this,--the eve of the day of great pardon. <text:s/>for/ in the God who ordered it as means of reconciliation/ between </text:span><text:span text:style-name="T2">His Israel</text:span><text:span text:style-name="T3"> His missionary people, and Himself, our departed sis-/-ter in faith believed with all her heart, with all/ her soul and with her might. <text:s/>Never since I have known her did/ she depart from His precepts, and as far as the/ limited </text:span><text:span text:style-name="T2">knowledge of</text:span><text:span text:style-name="T3"> acquaintance with the Law and traditions which/ she possessed allowed her, she defended her/ religion from the aspersions of scoffers. <text:s/>Her pure/ spirit must feel the truth of the Scriptures, that/ because she had considered the Lord the portion/ of her inheritance, therefore her lots have fallen/ unto her in pleasant regions. <text:s/>I do not/ have a tear nor a regret by reason of my friend's/ departure; for our venerable coreligionist lived to/ a far advanced age, loved and respected, and with-/-out undergoing many a sore trial which others too frequently endured./</text:span></text:p>
      <text:p text:style-name="P6"><text:span text:style-name="T3"/></text:p>
      <text:p text:style-name="P6"><text:span text:style-name="T3">[Page 4]</text:span></text:p>
      <text:p text:style-name="P6"><text:span text:style-name="T3">But I am pained by reason of her daughter./ <text:s/>To her the loss is very great, just because/ to wait upon her old mother, to anticipate her/ pleasures, to watch over her, and smooth her pillow/ was a grateful occupation. <text:s/>We </text:span><text:span text:style-name="T2">ha</text:span><text:span text:style-name="T3"> who have/ gathered to do the deceased honor, cannot restore/ to the bereaved one her </text:span><text:span text:style-name="T2">mother</text:span><text:span text:style-name="T3"> dear parent, but we assure/ her of our sympathies. <text:s/>May she be comforted/ in the reflection that she performed her duty/ nobly. <text:s/>May she be consoled in the belief/ that the recipient of her filial devotedness/ </text:span><text:span text:style-name="T2">blesses</text:span><text:span text:style-name="T3"> smiles on her, and prays to God that He may/ shower down </text:span><text:span text:style-name="T2">consolations</text:span><text:span text:style-name="T3"> choice blessings upon her Martha./ <text:s/>And now let us beseech the Lord of forgiveness to/ scatter away the clouds of sin which may stand/ in the way of </text:span><text:span text:style-name="T2">her</text:span><text:span text:style-name="T3"> our sister's translation to the realms/ of bliss, and that her good qualities may/ be angels conveying her soul to the habitation/ of eternal </text:span><text:span text:style-name="T2">bliss</text:span><text:span text:style-name="T3"> beatitude and unending joys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5T13:25:15.12</meta:creation-date>
    <dc:date>2012-10-15T13:48:53.76</dc:date>
    <dc:creator>Penn Libraries</dc:creator>
    <meta:editing-duration>PT00H05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915" meta:character-count="5508"/>
  </office:meta>
</office:document-meta>
</file>